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83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1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style-name="ce1" table:number-columns-spanned="6" table:number-rows-spanned="2"/>
          <table:covered-table-cell table:number-columns-repeated="4" table:style-name="Default"/>
          <table:covered-table-cell/>
          <table:table-cell table:number-columns-repeated="2"/>
        </table:table-row>
        <table:table-row table:style-name="ro1">
          <table:covered-table-cell/>
          <table:covered-table-cell table:number-columns-repeated="4" table:style-name="Default"/>
          <table:covered-table-cell/>
          <table:table-cell table:number-columns-repeated="2"/>
        </table:table-row>
        <table:table-row table:style-name="ro1">
          <table:table-cell table:style-name="ce1" table:number-columns-spanned="1" table:number-rows-spanned="101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iczba porównań</text:p>
          </table:table-cell>
          <table:table-cell table:style-name="ce2" office:value-type="string" calcext:value-type="string">
            <text:p>liczba wywołań</text:p>
          </table:table-cell>
          <table:table-cell table:style-name="ce2" office:value-type="string" calcext:value-type="string">
            <text:p>l. por/l.wyw.</text:p>
          </table:table-cell>
          <table:table-cell table:style-name="ce1" table:number-columns-spanned="1" table:number-rows-spanned="102"/>
          <table:table-cell table:number-columns-repeated="2"/>
        </table:table-row>
        <table:table-row table:style-name="ro1">
          <table:covered-table-cell/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C4]/[.D4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C5]/[.D5]" office:value-type="float" office:value="2" calcext:value-type="float">
            <text:p>2</text:p>
          </table:table-cell>
          <table:covered-table-cell/>
          <table:table-cell/>
          <table:table-cell office:value-type="string" calcext:value-type="string">
            <text:p>Każde wywołanie binary search’a to jedno dzielenie</text:p>
          </table:table-cell>
        </table:table-row>
        <table:table-row table:style-name="ro1">
          <table:covered-table-cell/>
          <table:table-cell office:value-type="float" office:value="3000" calcext:value-type="float">
            <text:p>300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C6]/[.D6]" office:value-type="float" office:value="2" calcext:value-type="float">
            <text:p>2</text:p>
          </table:table-cell>
          <table:covered-table-cell/>
          <table:table-cell/>
          <table:table-cell office:value-type="string" calcext:value-type="string">
            <text:p>czyli jedno O(1)</text:p>
          </table:table-cell>
        </table:table-row>
        <table:table-row table:style-name="ro1">
          <table:covered-table-cell/>
          <table:table-cell office:value-type="float" office:value="4000" calcext:value-type="float">
            <text:p>400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C7]/[.D7]" office:value-type="float" office:value="2" calcext:value-type="float">
            <text:p>2</text:p>
          </table:table-cell>
          <table:covered-table-cell/>
          <table:table-cell/>
          <table:table-cell office:value-type="string" calcext:value-type="string">
            <text:p>Szacuję liczbę porównań kluczy użytą do dzielenia.</text:p>
          </table:table-cell>
        </table:table-row>
        <table:table-row table:style-name="ro1">
          <table:covered-table-cell/>
          <table:table-cell office:value-type="float" office:value="5000" calcext:value-type="float">
            <text:p>500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C8]/[.D8]" office:value-type="float" office:value="2" calcext:value-type="float">
            <text:p>2</text:p>
          </table:table-cell>
          <table:covered-table-cell/>
          <table:table-cell/>
          <table:table-cell office:value-type="string" calcext:value-type="string">
            <text:p>Stała przy O(1) to 2</text:p>
          </table:table-cell>
        </table:table-row>
        <table:table-row table:style-name="ro1">
          <table:covered-table-cell/>
          <table:table-cell office:value-type="float" office:value="6000" calcext:value-type="float">
            <text:p>600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[.C9]/[.D9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7000" calcext:value-type="float">
            <text:p>700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[.C10]/[.D10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8000" calcext:value-type="float">
            <text:p>800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[.C11]/[.D11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9000" calcext:value-type="float">
            <text:p>900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[.C12]/[.D12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10000" calcext:value-type="float">
            <text:p>1000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[.C13]/[.D13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11000" calcext:value-type="float">
            <text:p>1100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[.C14]/[.D14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12000" calcext:value-type="float">
            <text:p>1200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[.C15]/[.D15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13000" calcext:value-type="float">
            <text:p>1300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[.C16]/[.D16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14000" calcext:value-type="float">
            <text:p>1400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[.C17]/[.D17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15000" calcext:value-type="float">
            <text:p>1500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[.C18]/[.D18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16000" calcext:value-type="float">
            <text:p>1600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[.C19]/[.D19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17000" calcext:value-type="float">
            <text:p>1700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[.C20]/[.D20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18000" calcext:value-type="float">
            <text:p>1800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[.C21]/[.D21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19000" calcext:value-type="float">
            <text:p>1900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C22]/[.D22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20000" calcext:value-type="float">
            <text:p>2000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[.C23]/[.D23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21000" calcext:value-type="float">
            <text:p>2100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[.C24]/[.D24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22000" calcext:value-type="float">
            <text:p>22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25]/[.D25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23000" calcext:value-type="float">
            <text:p>23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26]/[.D26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24000" calcext:value-type="float">
            <text:p>24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27]/[.D27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25000" calcext:value-type="float">
            <text:p>2500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[.C28]/[.D28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26000" calcext:value-type="float">
            <text:p>26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29]/[.D29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27000" calcext:value-type="float">
            <text:p>27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30]/[.D30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28000" calcext:value-type="float">
            <text:p>28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31]/[.D31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29000" calcext:value-type="float">
            <text:p>29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32]/[.D32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30000" calcext:value-type="float">
            <text:p>30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33]/[.D33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31000" calcext:value-type="float">
            <text:p>31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34]/[.D34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32000" calcext:value-type="float">
            <text:p>32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35]/[.D35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33000" calcext:value-type="float">
            <text:p>33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36]/[.D36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34000" calcext:value-type="float">
            <text:p>34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37]/[.D37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35000" calcext:value-type="float">
            <text:p>35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38]/[.D38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36000" calcext:value-type="float">
            <text:p>36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39]/[.D39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37000" calcext:value-type="float">
            <text:p>37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40]/[.D40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38000" calcext:value-type="float">
            <text:p>38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41]/[.D41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39000" calcext:value-type="float">
            <text:p>39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42]/[.D42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40000" calcext:value-type="float">
            <text:p>40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43]/[.D43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41000" calcext:value-type="float">
            <text:p>41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44]/[.D44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42000" calcext:value-type="float">
            <text:p>42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45]/[.D45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43000" calcext:value-type="float">
            <text:p>43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46]/[.D46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44000" calcext:value-type="float">
            <text:p>44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47]/[.D47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45000" calcext:value-type="float">
            <text:p>45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48]/[.D48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46000" calcext:value-type="float">
            <text:p>46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49]/[.D49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47000" calcext:value-type="float">
            <text:p>47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50]/[.D50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48000" calcext:value-type="float">
            <text:p>48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51]/[.D51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49000" calcext:value-type="float">
            <text:p>49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52]/[.D52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50000" calcext:value-type="float">
            <text:p>50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53]/[.D53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51000" calcext:value-type="float">
            <text:p>51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54]/[.D54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52000" calcext:value-type="float">
            <text:p>52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55]/[.D55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53000" calcext:value-type="float">
            <text:p>53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56]/[.D56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54000" calcext:value-type="float">
            <text:p>54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57]/[.D57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55000" calcext:value-type="float">
            <text:p>5500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[.C58]/[.D58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56000" calcext:value-type="float">
            <text:p>56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59]/[.D59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57000" calcext:value-type="float">
            <text:p>57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60]/[.D60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58000" calcext:value-type="float">
            <text:p>58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61]/[.D61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59000" calcext:value-type="float">
            <text:p>59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62]/[.D62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60000" calcext:value-type="float">
            <text:p>60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63]/[.D63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61000" calcext:value-type="float">
            <text:p>61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64]/[.D64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62000" calcext:value-type="float">
            <text:p>62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65]/[.D65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63000" calcext:value-type="float">
            <text:p>6300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[.C66]/[.D66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64000" calcext:value-type="float">
            <text:p>6400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[.C67]/[.D67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65000" calcext:value-type="float">
            <text:p>65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68]/[.D68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66000" calcext:value-type="float">
            <text:p>66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69]/[.D69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67000" calcext:value-type="float">
            <text:p>67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70]/[.D70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68000" calcext:value-type="float">
            <text:p>68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71]/[.D71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69000" calcext:value-type="float">
            <text:p>69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72]/[.D72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70000" calcext:value-type="float">
            <text:p>70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73]/[.D73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71000" calcext:value-type="float">
            <text:p>71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74]/[.D74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72000" calcext:value-type="float">
            <text:p>72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75]/[.D75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73000" calcext:value-type="float">
            <text:p>7300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formula="of:=[.C76]/[.D76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74000" calcext:value-type="float">
            <text:p>74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77]/[.D77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75000" calcext:value-type="float">
            <text:p>75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78]/[.D78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76000" calcext:value-type="float">
            <text:p>7600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C79]/[.D79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77000" calcext:value-type="float">
            <text:p>77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80]/[.D80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78000" calcext:value-type="float">
            <text:p>78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81]/[.D81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79000" calcext:value-type="float">
            <text:p>7900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C82]/[.D82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80000" calcext:value-type="float">
            <text:p>80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83]/[.D83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81000" calcext:value-type="float">
            <text:p>81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84]/[.D84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82000" calcext:value-type="float">
            <text:p>8200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formula="of:=[.C85]/[.D85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83000" calcext:value-type="float">
            <text:p>83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86]/[.D86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84000" calcext:value-type="float">
            <text:p>8400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formula="of:=[.C87]/[.D87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85000" calcext:value-type="float">
            <text:p>8500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[.C88]/[.D88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86000" calcext:value-type="float">
            <text:p>86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89]/[.D89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87000" calcext:value-type="float">
            <text:p>8700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formula="of:=[.C90]/[.D90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88000" calcext:value-type="float">
            <text:p>88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91]/[.D91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89000" calcext:value-type="float">
            <text:p>89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92]/[.D92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90000" calcext:value-type="float">
            <text:p>90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93]/[.D93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91000" calcext:value-type="float">
            <text:p>9100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formula="of:=[.C94]/[.D94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92000" calcext:value-type="float">
            <text:p>9200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formula="of:=[.C95]/[.D95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93000" calcext:value-type="float">
            <text:p>9300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formula="of:=[.C96]/[.D96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94000" calcext:value-type="float">
            <text:p>94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97]/[.D97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95000" calcext:value-type="float">
            <text:p>95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98]/[.D98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96000" calcext:value-type="float">
            <text:p>96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[.C99]/[.D99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97000" calcext:value-type="float">
            <text:p>97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100]/[.D100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98000" calcext:value-type="float">
            <text:p>9800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formula="of:=[.C101]/[.D101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99000" calcext:value-type="float">
            <text:p>9900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formula="of:=[.C102]/[.D102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float" office:value="100000" calcext:value-type="float">
            <text:p>10000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formula="of:=[.C103]/[.D103]"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table-cell table:style-name="ce1" table:number-columns-spanned="5" table:number-rows-spanned="1"/>
          <table:covered-table-cell table:number-columns-repeated="4" table:style-name="Default"/>
          <table:covered-table-cell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.00.0000</text:date>, <text:time style:data-style-name="N2" text:time-value="16:33:03.64458778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4:22:48.316273780</meta:creation-date>
    <dc:date>2020-04-14T16:36:49.947178392</dc:date>
    <meta:editing-duration>PT14M39S</meta:editing-duration>
    <meta:editing-cycles>3</meta:editing-cycles>
    <meta:generator>LibreOffice/6.0.7.3$Linux_X86_64 LibreOffice_project/00m0$Build-3</meta:generator>
    <meta:document-statistic meta:table-count="1" meta:cell-count="408" meta:object-count="0"/>
  </office:meta>
</office:document-meta>
</file>